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81cm" fo:min-width="0.512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44cm" fo:min-width="2.44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734cm" fo:min-width="4.557cm"/>
      <style:paragraph-properties style:writing-mode="lr-tb"/>
    </style:style>
    <style:style style:name="gr4" style:family="graphic" style:parent-style-name="objectwithoutfill">
      <style:graphic-properties svg:stroke-width="0.1cm" svg:stroke-color="#009900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ff0000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0.95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8cm"/>
      <style:paragraph-properties style:writing-mode="lr-tb"/>
    </style:style>
    <style:style style:name="gr8" style:family="graphic" style:parent-style-name="objectwithoutfill">
      <style:graphic-properties svg:stroke-width="0.1cm" svg:stroke-color="#000000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fo:min-height="0.3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11" style:family="graphic" style:parent-style-name="standard">
      <style:graphic-properties draw:stroke="dash" draw:stroke-dash="Ultrafine_20_2_20_Dots_20_3_20_Dashes" svg:stroke-width="0.1cm" svg:stroke-color="#000000" draw:marker-start-width="0.6cm" draw:marker-end-width="0.6cm" draw:fill="none" draw:textarea-horizontal-align="left" draw:textarea-vertical-align="top" draw:auto-grow-height="false" fo:min-height="9.964cm" fo:min-width="14.856cm" fo:padding-top="0.175cm" fo:padding-bottom="0.175cm" fo:padding-left="0.3cm" fo:padding-right="0.3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809cm" fo:min-width="11.037cm"/>
      <style:paragraph-properties style:writing-mode="lr-tb"/>
    </style:style>
    <style:style style:name="gr13" style:family="graphic" style:parent-style-name="objectwithoutfill">
      <style:graphic-properties svg:stroke-width="0.1cm" svg:stroke-color="#0000ff" draw:marker-start="" draw:marker-start-width="0.6cm" draw:marker-end="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dash" draw:stroke-dash="Double_20_Dash_20_Dot" svg:stroke-width="0.05cm" draw:marker-start-width="0.38cm" draw:marker-end-width="0.38cm" draw:fill="none" draw:textarea-horizontal-align="justify" draw:textarea-vertical-align="middle" draw:auto-grow-height="false" fo:min-height="4.047cm" fo:min-width="4.921cm" fo:padding-top="0.15cm" fo:padding-bottom="0.15cm" fo:padding-left="0.275cm" fo:padding-right="0.275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699cm" fo:min-width="0cm"/>
    </style:style>
    <style:style style:name="gr16" style:family="graphic" style:parent-style-name="standard">
      <style:graphic-properties draw:stroke="dash" draw:stroke-dash="Long_20_Dot" draw:fill="solid" draw:fill-color="#eeeeee" draw:textarea-horizontal-align="justify" draw:textarea-vertical-align="middle" draw:auto-grow-height="false" fo:min-height="0.699cm" fo:min-width="3.833cm"/>
      <style:paragraph-properties style:writing-mode="lr-tb"/>
    </style:style>
    <style:style style:name="gr17" style:family="graphic" style:parent-style-name="standard">
      <style:graphic-properties draw:stroke="dash" draw:stroke-dash="Long_20_Dot" draw:fill="solid" draw:fill-color="#eeeeee" draw:textarea-horizontal-align="justify" draw:textarea-vertical-align="middle" draw:auto-grow-height="false" fo:min-height="0.936cm" fo:min-width="3.74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8cm" fo:min-width="2.36cm"/>
      <style:paragraph-properties style:writing-mode="lr-tb"/>
    </style:style>
    <style:style style:name="gr19" style:family="graphic" style:parent-style-name="objectwithoutfill">
      <style:graphic-properties draw:fill="none" draw:textarea-horizontal-align="center" draw:textarea-vertical-align="middle"/>
    </style:style>
    <style:style style:name="gr20" style:family="graphic" style:parent-style-name="standard">
      <style:graphic-properties draw:stroke="dash" draw:stroke-dash="Long_20_Dot" svg:stroke-width="0.04cm" draw:marker-start-width="0.36cm" draw:marker-end-width="0.36cm" draw:fill="none" draw:textarea-horizontal-align="justify" draw:textarea-vertical-align="middle" draw:auto-grow-height="false" fo:min-height="3.031cm" fo:min-width="4.293cm" fo:padding-top="0.145cm" fo:padding-bottom="0.145cm" fo:padding-left="0.27cm" fo:padding-right="0.27cm"/>
    </style:style>
    <style:style style:name="gr2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gr23" style:family="graphic" style:parent-style-name="standard">
      <style:graphic-properties draw:stroke="dash" draw:stroke-dash="Ultrafine_20_2_20_Dots_20_3_20_Dashes" svg:stroke-width="0.1cm" svg:stroke-color="#000000" draw:marker-start-width="0.6cm" draw:marker-end-width="0.6cm" draw:fill="none" draw:textarea-horizontal-align="left" draw:textarea-vertical-align="top" draw:auto-grow-height="false" fo:min-height="7.463cm" fo:min-width="6.548cm" fo:padding-top="0.175cm" fo:padding-bottom="0.175cm" fo:padding-left="0.3cm" fo:padding-right="0.3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1.985cm" fo:min-width="2.905cm"/>
      <style:paragraph-properties style:writing-mode="lr-tb"/>
    </style:style>
    <style:style style:name="gr25" style:family="graphic" style:parent-style-name="objectwithoutfill">
      <style:graphic-properties svg:stroke-width="0.1cm" svg:stroke-color="#996600" draw:marker-start="" draw:marker-start-width="0.6cm" draw:marker-end="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8cm" fo:min-width="1.378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0.566cm" fo:min-width="1.569cm"/>
      <style:paragraph-properties style:writing-mode="lr-tb"/>
    </style:style>
    <style:style style:name="gr28" style:family="graphic" style:parent-style-name="objectwithoutfill">
      <style:graphic-properties svg:stroke-width="0.1cm" svg:stroke-color="#ff3333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textarea-horizontal-align="justify" draw:textarea-vertical-align="middle" draw:auto-grow-height="false" fo:min-height="0.566cm" fo:min-width="1.568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0.565cm" fo:min-width="1.569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9cm" fo:min-width="0cm"/>
      <style:paragraph-properties style:writing-mode="lr-tb"/>
    </style:style>
    <style:style style:name="gr32" style:family="graphic" style:parent-style-name="standard">
      <style:graphic-properties draw:fill="solid" draw:fill-color="#00cccc" draw:textarea-horizontal-align="justify" draw:textarea-vertical-align="middle" draw:auto-grow-height="false" fo:min-height="0.699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1.498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2.572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fo:min-height="0.432cm"/>
      <style:paragraph-properties style:writing-mode="lr-tb"/>
    </style:style>
    <style:style style:name="gr36" style:family="graphic" style:parent-style-name="objectwithoutfill">
      <style:graphic-properties svg:stroke-width="0.1cm" svg:stroke-color="#663300" draw:marker-start="" draw:marker-start-width="0.6cm" draw:marker-end="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37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7.194cm"/>
      <style:paragraph-properties style:writing-mode="lr-tb"/>
    </style:style>
    <style:style style:name="gr39" style:family="graphic" style:parent-style-name="objectwithoutfill">
      <style:graphic-properties svg:stroke-width="0.1cm" svg:stroke-color="#cc0000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40" style:family="graphic" style:parent-style-name="standard">
      <style:graphic-properties draw:textarea-horizontal-align="justify" draw:textarea-vertical-align="middle" draw:auto-grow-height="false" fo:min-height="0.676cm" fo:min-width="11.037cm"/>
      <style:paragraph-properties style:writing-mode="lr-tb"/>
    </style:style>
    <style:style style:name="gr41" style:family="graphic" style:parent-style-name="standard">
      <style:graphic-properties draw:stroke="dash" draw:stroke-dash="Long_20_Dot" draw:fill="solid" draw:fill-color="#eeeeee" draw:textarea-horizontal-align="justify" draw:textarea-vertical-align="middle" draw:auto-grow-height="false" fo:min-height="2.142cm" fo:min-width="3.833cm"/>
      <style:paragraph-properties style:writing-mode="lr-tb"/>
    </style:style>
    <style:style style:name="gr42" style:family="graphic" style:parent-style-name="standard">
      <style:graphic-properties draw:stroke="dash" draw:stroke-dash="Long_20_Dot" svg:stroke-width="0.04cm" draw:marker-start-width="0.36cm" draw:marker-end-width="0.36cm" draw:fill="none" draw:textarea-horizontal-align="justify" draw:textarea-vertical-align="middle" draw:auto-grow-height="false" fo:min-height="3.011cm" fo:min-width="4.273cm" fo:padding-top="0.145cm" fo:padding-bottom="0.145cm" fo:padding-left="0.27cm" fo:padding-right="0.27cm"/>
    </style:style>
    <style:style style:name="gr4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fo:min-height="0.383cm"/>
      <style:paragraph-properties style:writing-mode="lr-tb"/>
    </style:style>
    <style:style style:name="P1" style:family="paragraph">
      <style:paragraph-properties fo:text-align="center" style:writing-mode="lr-tb"/>
      <style:text-properties fo:font-size="10pt" style:font-size-asian="18pt" style:font-size-complex="18pt"/>
    </style:style>
    <style:style style:name="P2" style:family="paragraph">
      <style:paragraph-properties fo:text-align="center" style:writing-mode="lr-tb"/>
      <style:text-properties fo:font-size="12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  <style:text-properties fo:font-size="8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8pt" style:font-size-asian="18pt" style:font-size-complex="18pt"/>
    </style:style>
    <style:style style:name="P7" style:family="paragraph">
      <loext:graphic-properties draw:fill="none" draw:fill-color="#ffffff"/>
      <style:paragraph-properties style:writing-mode="lr-tb"/>
      <style:text-properties fo:font-size="12pt" style:font-size-asian="18pt" style:font-size-complex="18pt"/>
    </style:style>
    <style:style style:name="P8" style:family="paragraph">
      <loext:graphic-properties draw:fill="none" draw:fill-color="#ffffff"/>
      <style:paragraph-properties style:writing-mode="lr-tb"/>
      <style:text-properties fo:font-size="8pt" style:font-size-asian="18pt" style:font-size-complex="18pt"/>
    </style:style>
    <style:style style:name="P9" style:family="paragraph">
      <style:paragraph-properties fo:text-align="start" style:writing-mode="lr-tb">
        <style:tab-stops/>
      </style:paragraph-properties>
      <style:text-properties fo:font-size="14pt" style:font-size-asian="18pt" style:font-size-complex="18pt"/>
    </style:style>
    <style:style style:name="P10" style:family="paragraph">
      <loext:graphic-properties draw:fill="none"/>
      <style:paragraph-properties fo:text-align="start" style:writing-mode="lr-tb">
        <style:tab-stops/>
      </style:paragraph-properties>
      <style:text-properties fo:font-size="14pt" style:font-size-asian="18pt" style:font-size-complex="18pt"/>
    </style:style>
    <style:style style:name="P11" style:family="paragraph">
      <loext:graphic-properties draw:fill="none"/>
      <style:paragraph-properties fo:text-align="start" style:writing-mode="lr-tb"/>
      <style:text-properties fo:font-size="18pt"/>
    </style:style>
    <style:style style:name="P12" style:family="paragraph">
      <style:paragraph-properties fo:text-align="center" style:writing-mode="lr-tb"/>
      <style:text-properties fo:font-size="18pt"/>
    </style:style>
    <style:style style:name="P13" style:family="paragraph">
      <loext:graphic-properties draw:fill="solid" draw:fill-color="#eeeeee"/>
      <style:paragraph-properties fo:text-align="center" style:writing-mode="lr-tb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8pt" style:font-size-asian="18pt" style:font-size-complex="18pt"/>
    </style:style>
    <style:style style:name="P16" style:family="paragraph">
      <loext:graphic-properties draw:fill="none" draw:fill-color="#ffffff"/>
      <style:paragraph-properties style:writing-mode="lr-tb"/>
      <style:text-properties fo:font-size="10pt" style:font-size-asian="18pt" style:font-size-complex="18pt"/>
    </style:style>
    <style:style style:name="P17" style:family="paragraph">
      <style:paragraph-properties fo:text-align="center" style:writing-mode="lr-tb"/>
    </style:style>
    <style:style style:name="P18" style:family="paragraph">
      <loext:graphic-properties draw:fill="solid" draw:fill-color="#00cccc"/>
      <style:paragraph-properties fo:text-align="center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8pt" style:font-size-asian="18pt" style:font-size-complex="18pt"/>
    </style:style>
    <style:style style:name="T4" style:family="text">
      <style:text-properties fo:font-size="14pt" style:font-size-asian="18pt" style:font-size-complex="18pt"/>
    </style:style>
    <style:style style:name="T5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43cm" svg:height="1.881cm" svg:x="2.056cm" svg:y="12.159cm">
          <text:p text:style-name="P1"><text:span text:style-name="T1">Antenn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945cm" svg:height="0.994cm" svg:x="1.252cm" svg:y="15.167cm">
          <text:p text:style-name="P2"><text:span text:style-name="T2">Poe</text:span></text:p>
          <text:p text:style-name="P2"><text:span text:style-name="T2">Inje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5.057cm" svg:height="0.984cm" svg:x="19.103cm" svg:y="15.178cm">
          <text:p text:style-name="P2"><text:span text:style-name="T2">Ethernet</text:span></text:p>
          <text:p text:style-name="P2"><text:span text:style-name="T2">Swi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22.719cm" svg:y1="17.057cm" svg:x2="22.726cm" svg:y2="16.102cm">
          <text:p/>
        </draw:line>
        <draw:line draw:style-name="gr5" draw:text-style-name="P3" draw:layer="layout" svg:x1="2.729cm" svg:y1="15.214cm" svg:x2="2.755cm" svg:y2="14.09cm">
          <text:p/>
        </draw:line>
        <draw:line draw:style-name="gr4" draw:text-style-name="P3" draw:layer="layout" svg:x1="3.619cm" svg:y1="17.809cm" svg:x2="20.374cm" svg:y2="17.814cm">
          <text:p/>
        </draw:line>
        <draw:line draw:style-name="gr4" draw:text-style-name="P3" draw:layer="layout" svg:x1="19.511cm" svg:y1="17.051cm" svg:x2="19.511cm" svg:y2="16.162cm">
          <text:p/>
        </draw:line>
        <draw:line draw:style-name="gr4" draw:text-style-name="P3" draw:layer="layout" svg:x1="3.634cm" svg:y1="17.801cm" svg:x2="3.633cm" svg:y2="16.138cm">
          <text:p/>
        </draw:line>
        <draw:line draw:style-name="gr4" draw:text-style-name="P4" draw:layer="layout" svg:x1="20.375cm" svg:y1="17.855cm" svg:x2="20.373cm" svg:y2="16.162cm">
          <text:p/>
        </draw:line>
        <draw:frame draw:style-name="gr6" draw:text-style-name="P6" draw:layer="layout" svg:width="2.481cm" svg:height="1.205cm" svg:x="20.612cm" svg:y="17.041cm">
          <draw:text-box>
            <text:p text:style-name="P5"><text:span text:style-name="T3">Other Pis in River System Network</text:span></text:p>
          </draw:text-box>
        </draw:frame>
        <draw:frame draw:style-name="gr7" draw:text-style-name="P7" draw:layer="layout" svg:width="1.378cm" svg:height="0.725cm" svg:x="1.054cm" svg:y="16.796cm">
          <draw:text-box>
            <text:p><text:span text:style-name="T2">12 V</text:span></text:p>
          </draw:text-box>
        </draw:frame>
        <draw:line draw:style-name="gr8" draw:text-style-name="P3" draw:layer="layout" svg:x1="1.732cm" svg:y1="16.691cm" svg:x2="1.746cm" svg:y2="16.157cm">
          <text:p/>
        </draw:line>
        <draw:custom-shape draw:style-name="gr1" draw:text-style-name="P1" draw:layer="layout" svg:width="1.43cm" svg:height="1.881cm" svg:x="9.752cm" svg:y="12.215cm">
          <text:p text:style-name="P1"><text:span text:style-name="T1">Antenn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945cm" svg:height="0.994cm" svg:x="8.976cm" svg:y="15.168cm">
          <text:p text:style-name="P2"><text:span text:style-name="T2">Poe</text:span></text:p>
          <text:p text:style-name="P2"><text:span text:style-name="T2">Inje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3" draw:layer="layout" svg:x1="10.453cm" svg:y1="15.215cm" svg:x2="10.449cm" svg:y2="14.172cm">
          <text:p/>
        </draw:line>
        <draw:line draw:style-name="gr4" draw:text-style-name="P3" draw:layer="layout" svg:x1="11.447cm" svg:y1="16.992cm" svg:x2="19.508cm" svg:y2="17.014cm">
          <text:p/>
        </draw:line>
        <draw:frame draw:style-name="gr7" draw:text-style-name="P7" draw:layer="layout" svg:width="1.378cm" svg:height="0.725cm" svg:x="8.824cm" svg:y="16.721cm">
          <draw:text-box>
            <text:p><text:span text:style-name="T2">12 V</text:span></text:p>
          </draw:text-box>
        </draw:frame>
        <draw:line draw:style-name="gr8" draw:text-style-name="P3" draw:layer="layout" svg:x1="9.471cm" svg:y1="16.706cm" svg:x2="9.47cm" svg:y2="16.158cm">
          <text:p/>
        </draw:line>
        <draw:frame draw:style-name="gr9" draw:text-style-name="P8" draw:layer="layout" svg:width="2.48cm" svg:height="0.63cm" svg:x="2.792cm" svg:y="14.307cm">
          <draw:text-box>
            <text:p><text:span text:style-name="T3">192.168.0.254</text:span></text:p>
          </draw:text-box>
        </draw:frame>
        <draw:line draw:style-name="gr4" draw:text-style-name="P3" draw:layer="layout" svg:x1="11.462cm" svg:y1="17.037cm" svg:x2="11.461cm" svg:y2="16.181cm">
          <text:p/>
        </draw:line>
        <draw:frame draw:style-name="gr10" draw:text-style-name="P8" draw:layer="layout" svg:width="2.48cm" svg:height="0.569cm" svg:x="8.224cm" svg:y="14.31cm">
          <draw:text-box>
            <text:p><text:span text:style-name="T3">192.168.0.253</text:span></text:p>
          </draw:text-box>
        </draw:frame>
        <draw:custom-shape draw:style-name="gr11" draw:text-style-name="P10" draw:layer="layout" svg:width="15.456cm" svg:height="10.314cm" svg:x="3.515cm" svg:y="1.135cm">
          <text:p text:style-name="P9"><text:span text:style-name="T4">Railway Ro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13.608cm" svg:y1="10.7cm" svg:x2="25.521cm" svg:y2="10.698cm">
          <text:p/>
        </draw:line>
        <draw:custom-shape draw:style-name="gr12" draw:text-style-name="P2" draw:layer="layout" svg:width="11.537cm" svg:height="1.059cm" svg:x="5.213cm" svg:y="10.201cm">
          <text:p text:style-name="P2"><text:span text:style-name="T2">Ethernet</text:span></text:p>
          <text:p text:style-name="P2"><text:span text:style-name="T2">Switch NS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3" draw:layer="layout" svg:x1="20.721cm" svg:y1="2.945cm" svg:x2="21.734cm" svg:y2="2.934cm">
          <text:p/>
        </draw:line>
        <draw:custom-shape draw:style-name="gr14" draw:text-style-name="P11" draw:layer="layout" svg:width="5.471cm" svg:height="4.347cm" svg:x="11.545cm" svg:y="4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draw:layer="layout" svg:width="0.395cm" svg:height="0.949cm" draw:transform="rotate (3.12413936106985) translate (14.265cm 4.5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3" draw:layer="layout" svg:width="4.333cm" svg:height="0.949cm" svg:x="12.006cm" svg:y="7.09cm">
          <text:p text:style-name="P12"><text:span text:style-name="T5">Web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3" draw:layer="layout" svg:width="4.241cm" svg:height="1.186cm" svg:x="12.068cm" svg:y="5.445cm">
          <text:p text:style-name="P12"><text:span text:style-name="T5">nodogsplash</text:span></text:p>
          <text:p text:style-name="P12"><text:span text:style-name="T3">Captive Portal &amp; Firewa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1.55cm" svg:y1="10.768cm" svg:x2="5.227cm" svg:y2="10.754cm">
          <text:p/>
        </draw:line>
        <draw:frame draw:style-name="gr18" draw:text-style-name="P7" draw:layer="layout" svg:width="2.86cm" svg:height="1.678cm" svg:x="0.729cm" svg:y="8.874cm">
          <draw:text-box>
            <text:p><text:span text:style-name="T2">To Lady</text:span></text:p>
            <text:p><text:span text:style-name="T2">Hanham</text:span></text:p>
            <text:p><text:span text:style-name="T2">Switch &amp; Pis</text:span></text:p>
          </draw:text-box>
        </draw:frame>
        <draw:line draw:style-name="gr19" draw:text-style-name="P3" draw:layer="layout" svg:x1="14.05cm" svg:y1="6.648cm" svg:x2="14.046cm" svg:y2="7.074cm">
          <text:p/>
        </draw:line>
        <draw:line draw:style-name="gr19" draw:text-style-name="P3" draw:layer="layout" svg:x1="14.091cm" svg:y1="4.58cm" svg:x2="14.072cm" svg:y2="5.442cm">
          <text:p/>
        </draw:line>
        <draw:custom-shape draw:style-name="gr20" draw:text-style-name="P3" draw:layer="layout" svg:width="4.813cm" svg:height="3.301cm" svg:x="11.723cm" svg:y="4.9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14.05cm" svg:y1="10.214cm" svg:x2="14.053cm" svg:y2="9.09cm">
          <text:p/>
        </draw:line>
        <draw:frame draw:style-name="gr21" draw:text-style-name="P15" draw:layer="layout" svg:width="2.648cm" svg:height="1.199cm" svg:x="11.148cm" svg:y="3.162cm">
          <draw:text-box>
            <text:p text:style-name="P14"><text:span text:style-name="T2">WMT-Webserver </text:span></text:p>
          </draw:text-box>
        </draw:frame>
        <draw:frame draw:style-name="gr22" draw:text-style-name="P16" draw:layer="layout" svg:width="2.942cm" svg:height="1.039cm" svg:x="14.17cm" svg:y="3.427cm">
          <draw:text-box>
            <text:p><text:span text:style-name="T1">USB/Ethernet Adaptor</text:span></text:p>
          </draw:text-box>
        </draw:frame>
        <draw:custom-shape draw:style-name="gr23" draw:text-style-name="P10" draw:layer="layout" svg:width="7.148cm" svg:height="7.813cm" svg:x="19.643cm" svg:y="1.211cm">
          <text:p text:style-name="P9"><text:span text:style-name="T4">Off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7" draw:layer="layout" svg:width="3.405cm" svg:height="2.235cm" svg:x="21.761cm" svg:y="1.789cm">
          <text:p text:style-name="P17">Office</text:p>
          <text:p text:style-name="P17">Rout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3" draw:layer="layout" svg:x1="14.057cm" svg:y1="8.021cm" svg:x2="14.046cm" svg:y2="8.969cm">
          <text:p/>
        </draw:line>
        <draw:line draw:style-name="gr25" draw:text-style-name="P3" draw:layer="layout" svg:x1="25.158cm" svg:y1="2.909cm" svg:x2="26.496cm" svg:y2="2.905cm">
          <text:p/>
        </draw:line>
        <draw:frame draw:style-name="gr26" draw:text-style-name="P7" draw:layer="layout" svg:width="1.878cm" svg:height="1.298cm" svg:x="25.118cm" svg:y="1.491cm">
          <draw:text-box>
            <text:p><text:span text:style-name="T2">Office</text:span></text:p>
            <text:p><text:span text:style-name="T2">Phone</text:span></text:p>
          </draw:text-box>
        </draw:frame>
        <draw:custom-shape draw:style-name="gr27" draw:text-style-name="P2" draw:layer="layout" svg:width="2.069cm" svg:height="0.816cm" svg:x="22.457cm" svg:y="5.014cm">
          <text:p text:style-name="P2"><text:span text:style-name="T2">Compu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3" draw:layer="layout" svg:x1="23.534cm" svg:y1="5.029cm" svg:x2="23.534cm" svg:y2="4.013cm">
          <text:p/>
        </draw:line>
        <draw:custom-shape draw:style-name="gr29" draw:text-style-name="P2" draw:layer="layout" svg:width="2.068cm" svg:height="0.816cm" svg:x="20.173cm" svg:y="7.121cm">
          <text:p text:style-name="P2"><text:span text:style-name="T2">Compu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2.069cm" svg:height="0.815cm" svg:x="22.914cm" svg:y="7.736cm">
          <text:p text:style-name="P2"><text:span text:style-name="T2">Compu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19" draw:text-style-name="P3" draw:layer="layout" svg:x1="20.781cm" svg:y1="7.02cm" svg:x2="20.978cm" svg:y2="6.794cm">
            <text:p/>
          </draw:line>
          <draw:line draw:style-name="gr19" draw:text-style-name="P3" draw:layer="layout" svg:x1="20.975cm" svg:y1="6.799cm" svg:x2="20.973cm" svg:y2="6.937cm">
            <text:p/>
          </draw:line>
          <draw:line draw:style-name="gr19" draw:text-style-name="P3" draw:layer="layout" svg:x1="20.978cm" svg:y1="6.941cm" svg:x2="21.175cm" svg:y2="6.715cm">
            <text:p/>
          </draw:line>
          <draw:line draw:style-name="gr19" draw:text-style-name="P3" draw:layer="layout" svg:x1="21.064cm" svg:y1="6.987cm" svg:x2="21.261cm" svg:y2="6.761cm">
            <text:p/>
          </draw:line>
          <draw:line draw:style-name="gr19" draw:text-style-name="P3" draw:layer="layout" svg:x1="21.274cm" svg:y1="6.743cm" svg:x2="21.262cm" svg:y2="6.905cm">
            <text:p/>
          </draw:line>
          <draw:line draw:style-name="gr19" draw:text-style-name="P3" draw:layer="layout" svg:x1="21.261cm" svg:y1="6.907cm" svg:x2="21.458cm" svg:y2="6.681cm">
            <text:p/>
          </draw:line>
        </draw:g>
        <draw:g>
          <draw:line draw:style-name="gr19" draw:text-style-name="P3" draw:layer="layout" svg:x1="23.597cm" svg:y1="7.649cm" svg:x2="23.794cm" svg:y2="7.423cm">
            <text:p/>
          </draw:line>
          <draw:line draw:style-name="gr19" draw:text-style-name="P3" draw:layer="layout" svg:x1="23.791cm" svg:y1="7.428cm" svg:x2="23.789cm" svg:y2="7.566cm">
            <text:p/>
          </draw:line>
          <draw:line draw:style-name="gr19" draw:text-style-name="P3" draw:layer="layout" svg:x1="23.794cm" svg:y1="7.57cm" svg:x2="23.991cm" svg:y2="7.344cm">
            <text:p/>
          </draw:line>
          <draw:line draw:style-name="gr19" draw:text-style-name="P3" draw:layer="layout" svg:x1="23.879cm" svg:y1="7.616cm" svg:x2="24.076cm" svg:y2="7.39cm">
            <text:p/>
          </draw:line>
          <draw:line draw:style-name="gr19" draw:text-style-name="P3" draw:layer="layout" svg:x1="24.089cm" svg:y1="7.372cm" svg:x2="24.077cm" svg:y2="7.534cm">
            <text:p/>
          </draw:line>
          <draw:line draw:style-name="gr19" draw:text-style-name="P3" draw:layer="layout" svg:x1="24.077cm" svg:y1="7.536cm" svg:x2="24.274cm" svg:y2="7.31cm">
            <text:p/>
          </draw:line>
        </draw:g>
        <draw:g>
          <draw:line draw:style-name="gr19" draw:text-style-name="P3" draw:layer="layout" svg:x1="23.309cm" svg:y1="1.654cm" svg:x2="23.506cm" svg:y2="1.428cm">
            <text:p/>
          </draw:line>
          <draw:line draw:style-name="gr19" draw:text-style-name="P3" draw:layer="layout" svg:x1="23.503cm" svg:y1="1.433cm" svg:x2="23.501cm" svg:y2="1.571cm">
            <text:p/>
          </draw:line>
          <draw:line draw:style-name="gr19" draw:text-style-name="P3" draw:layer="layout" svg:x1="23.506cm" svg:y1="1.574cm" svg:x2="23.703cm" svg:y2="1.348cm">
            <text:p/>
          </draw:line>
          <draw:line draw:style-name="gr19" draw:text-style-name="P3" draw:layer="layout" svg:x1="23.592cm" svg:y1="1.62cm" svg:x2="23.789cm" svg:y2="1.394cm">
            <text:p/>
          </draw:line>
          <draw:line draw:style-name="gr19" draw:text-style-name="P3" draw:layer="layout" svg:x1="23.802cm" svg:y1="1.376cm" svg:x2="23.79cm" svg:y2="1.538cm">
            <text:p/>
          </draw:line>
          <draw:line draw:style-name="gr19" draw:text-style-name="P3" draw:layer="layout" svg:x1="23.789cm" svg:y1="1.54cm" svg:x2="23.986cm" svg:y2="1.314cm">
            <text:p/>
          </draw:line>
        </draw:g>
        <draw:frame draw:style-name="gr31" draw:text-style-name="P16" draw:layer="layout" svg:width="1.595cm" svg:height="0.699cm" svg:x="13.996cm" svg:y="4.465cm">
          <draw:text-box>
            <text:p><text:span text:style-name="T1">eth1</text:span></text:p>
          </draw:text-box>
        </draw:frame>
        <draw:custom-shape draw:style-name="gr32" draw:text-style-name="P18" draw:layer="layout" svg:width="0.395cm" svg:height="0.949cm" draw:transform="rotate (-1.5707963267949) translate (14.535cm 8.7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6" draw:layer="layout" svg:width="3.757cm" svg:height="1.039cm" svg:x="14.571cm" svg:y="9.108cm">
          <draw:text-box>
            <text:p><text:span text:style-name="T1">Standard Pi Ethernet Socket</text:span></text:p>
          </draw:text-box>
        </draw:frame>
        <draw:frame draw:style-name="gr31" draw:text-style-name="P16" draw:layer="layout" svg:width="1.455cm" svg:height="0.699cm" svg:x="12.788cm" svg:y="9.114cm">
          <draw:text-box>
            <text:p><text:span text:style-name="T1">eth 0</text:span></text:p>
          </draw:text-box>
        </draw:frame>
        <draw:frame draw:style-name="gr33" draw:text-style-name="P7" draw:layer="layout" svg:width="1.998cm" svg:height="1.271cm" svg:x="3.415cm" svg:y="12.691cm">
          <draw:text-box>
            <text:p><text:span text:style-name="T2">Gazebo</text:span></text:p>
            <text:p><text:span text:style-name="T2">Area</text:span></text:p>
          </draw:text-box>
        </draw:frame>
        <draw:frame draw:style-name="gr34" draw:text-style-name="P7" draw:layer="layout" svg:width="3.072cm" svg:height="1.271cm" svg:x="19.559cm" svg:y="13.859cm">
          <draw:text-box>
            <text:p><text:span text:style-name="T2">Wendy Street</text:span></text:p>
            <text:p><text:span text:style-name="T2">Area</text:span></text:p>
          </draw:text-box>
        </draw:frame>
        <draw:frame draw:style-name="gr33" draw:text-style-name="P7" draw:layer="layout" svg:width="1.998cm" svg:height="1.271cm" svg:x="11.169cm" svg:y="12.669cm">
          <draw:text-box>
            <text:p><text:span text:style-name="T2">Shelter</text:span></text:p>
            <text:p><text:span text:style-name="T2">Area</text:span></text:p>
          </draw:text-box>
        </draw:frame>
        <draw:line draw:style-name="gr4" draw:text-style-name="P4" draw:layer="layout" svg:x1="21.745cm" svg:y1="17.031cm" svg:x2="21.745cm" svg:y2="16.142cm">
          <text:p/>
        </draw:line>
        <draw:line draw:style-name="gr4" draw:text-style-name="P3" draw:layer="layout" svg:x1="25.486cm" svg:y1="17.015cm" svg:x2="25.533cm" svg:y2="10.686cm">
          <text:p/>
        </draw:line>
        <draw:frame draw:style-name="gr35" draw:text-style-name="P8" draw:layer="layout" svg:width="2.133cm" svg:height="0.682cm" svg:x="12.051cm" svg:y="8.208cm">
          <draw:text-box>
            <text:p><text:span text:style-name="T3">192.168.0.1</text:span></text:p>
          </draw:text-box>
        </draw:frame>
        <draw:line draw:style-name="gr4" draw:text-style-name="P3" draw:layer="layout" svg:x1="22.674cm" svg:y1="17.015cm" svg:x2="25.503cm" svg:y2="17.006cm">
          <text:p/>
        </draw:line>
        <draw:line draw:style-name="gr4" draw:text-style-name="P3" draw:layer="layout" svg:x1="1.122cm" svg:y1="19.138cm" svg:x2="2.888cm" svg:y2="19.117cm">
          <text:p/>
        </draw:line>
        <draw:line draw:style-name="gr36" draw:text-style-name="P3" draw:layer="layout" svg:x1="18.512cm" svg:y1="20.045cm" svg:x2="20.375cm" svg:y2="20.032cm">
          <text:p/>
        </draw:line>
        <draw:line draw:style-name="gr13" draw:text-style-name="P3" draw:layer="layout" svg:x1="1.101cm" svg:y1="20.068cm" svg:x2="2.964cm" svg:y2="20.055cm">
          <text:p/>
        </draw:line>
        <draw:frame draw:style-name="gr37" draw:text-style-name="P7" draw:layer="layout" svg:width="5.87cm" svg:height="0.725cm" svg:x="20.659cm" svg:y="19.639cm">
          <draw:text-box>
            <text:p><text:span text:style-name="T2">Phone Connection to Router</text:span></text:p>
          </draw:text-box>
        </draw:frame>
        <draw:frame draw:style-name="gr38" draw:text-style-name="P7" draw:layer="layout" svg:width="7.694cm" svg:height="0.725cm" svg:x="3.199cm" svg:y="19.736cm">
          <draw:text-box>
            <text:p><text:span text:style-name="T2">Link between Office and River System</text:span></text:p>
          </draw:text-box>
        </draw:frame>
        <draw:frame draw:style-name="gr37" draw:text-style-name="P7" draw:layer="layout" svg:width="5.87cm" svg:height="0.725cm" svg:x="3.135cm" svg:y="18.727cm">
          <draw:text-box>
            <text:p><text:span text:style-name="T2">River System Network</text:span></text:p>
          </draw:text-box>
        </draw:frame>
        <draw:line draw:style-name="gr39" draw:text-style-name="P3" draw:layer="layout" svg:x1="18.557cm" svg:y1="19.165cm" svg:x2="20.323cm" svg:y2="19.144cm">
          <text:p/>
        </draw:line>
        <draw:frame draw:style-name="gr37" draw:text-style-name="P7" draw:layer="layout" svg:width="5.87cm" svg:height="0.725cm" svg:x="20.57cm" svg:y="18.754cm">
          <draw:text-box>
            <text:p><text:span text:style-name="T2">Office Network</text:span></text:p>
          </draw:text-box>
        </draw:frame>
        <draw:custom-shape draw:style-name="gr40" draw:text-style-name="P2" draw:layer="layout" svg:width="11.537cm" svg:height="0.926cm" svg:x="6.043cm" svg:y="1.837cm">
          <text:p text:style-name="P2"><text:span text:style-name="T2">Ethernet</text:span></text:p>
          <text:p text:style-name="P2"><text:span text:style-name="T2">Switch NS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3" draw:layer="layout" svg:x1="17.566cm" svg:y1="2.297cm" svg:x2="20.775cm" svg:y2="2.283cm">
          <text:p/>
        </draw:line>
        <draw:line draw:style-name="gr13" draw:text-style-name="P3" draw:layer="layout" svg:x1="20.726cm" svg:y1="2.246cm" svg:x2="20.735cm" svg:y2="2.959cm">
          <text:p/>
        </draw:line>
        <draw:line draw:style-name="gr13" draw:text-style-name="P3" draw:layer="layout" svg:x1="14.104cm" svg:y1="2.783cm" svg:x2="14.091cm" svg:y2="3.594cm">
          <text:p/>
        </draw:line>
        <draw:custom-shape draw:style-name="gr14" draw:text-style-name="P11" draw:layer="layout" svg:width="5.471cm" svg:height="4.347cm" svg:x="5.516cm" svg:y="4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draw:layer="layout" svg:width="0.395cm" svg:height="0.949cm" draw:transform="rotate (3.12413936106985) translate (8.236cm 4.52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3" draw:layer="layout" svg:width="4.333cm" svg:height="2.392cm" svg:x="5.977cm" svg:y="4.985cm">
          <text:p text:style-name="P12"><text:span text:style-name="T5">StrongSwan</text:span></text:p>
          <text:p text:style-name="P19"><text:span text:style-name="T3">VPN Server &amp; Firewa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3" draw:layer="layout" svg:x1="8.061cm" svg:y1="4.541cm" svg:x2="8.057cm" svg:y2="4.967cm">
          <text:p/>
        </draw:line>
        <draw:custom-shape draw:style-name="gr42" draw:text-style-name="P3" draw:layer="layout" svg:width="4.813cm" svg:height="3.301cm" svg:x="5.694cm" svg:y="4.9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8.021cm" svg:y1="10.187cm" svg:x2="8.024cm" svg:y2="9.063cm">
          <text:p/>
        </draw:line>
        <draw:frame draw:style-name="gr43" draw:text-style-name="P15" draw:layer="layout" svg:width="3.998cm" svg:height="0.725cm" svg:x="3.715cm" svg:y="3.675cm">
          <draw:text-box>
            <text:p text:style-name="P14"><text:span text:style-name="T2">VPN-Server </text:span></text:p>
          </draw:text-box>
        </draw:frame>
        <draw:frame draw:style-name="gr22" draw:text-style-name="P16" draw:layer="layout" svg:width="2.942cm" svg:height="1.039cm" svg:x="8.141cm" svg:y="3.4cm">
          <draw:text-box>
            <text:p><text:span text:style-name="T1">USB/Ethernet Adaptor</text:span></text:p>
          </draw:text-box>
        </draw:frame>
        <draw:line draw:style-name="gr19" draw:text-style-name="P3" draw:layer="layout" svg:x1="8.028cm" svg:y1="7.994cm" svg:x2="8.017cm" svg:y2="8.942cm">
          <text:p/>
        </draw:line>
        <draw:frame draw:style-name="gr31" draw:text-style-name="P16" draw:layer="layout" svg:width="1.595cm" svg:height="0.699cm" svg:x="7.967cm" svg:y="4.438cm">
          <draw:text-box>
            <text:p><text:span text:style-name="T1">eth1</text:span></text:p>
          </draw:text-box>
        </draw:frame>
        <draw:custom-shape draw:style-name="gr32" draw:text-style-name="P18" draw:layer="layout" svg:width="0.395cm" svg:height="0.949cm" draw:transform="rotate (-1.5707963267949) translate (8.506cm 8.69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6" draw:layer="layout" svg:width="3.757cm" svg:height="1.039cm" svg:x="8.542cm" svg:y="9.081cm">
          <draw:text-box>
            <text:p><text:span text:style-name="T1">Standard Pi Ethernet Socket</text:span></text:p>
          </draw:text-box>
        </draw:frame>
        <draw:frame draw:style-name="gr31" draw:text-style-name="P16" draw:layer="layout" svg:width="1.455cm" svg:height="0.699cm" svg:x="6.759cm" svg:y="9.087cm">
          <draw:text-box>
            <text:p><text:span text:style-name="T1">eth 0</text:span></text:p>
          </draw:text-box>
        </draw:frame>
        <draw:frame draw:style-name="gr44" draw:text-style-name="P8" draw:layer="layout" svg:width="2.362cm" svg:height="0.633cm" svg:x="5.793cm" svg:y="8.181cm">
          <draw:text-box>
            <text:p><text:span text:style-name="T3">192.168.0.30</text:span></text:p>
          </draw:text-box>
        </draw:frame>
        <draw:line draw:style-name="gr13" draw:text-style-name="P3" draw:layer="layout" svg:x1="8.075cm" svg:y1="2.756cm" svg:x2="8.062cm" svg:y2="3.56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ash_20_Dot" draw:display-name="Double Dash Dot" draw:style="rect" draw:dots1="1" draw:dots1-length="1100%" draw:dots2="1" draw:dots2-length="100%" draw:distance="500%"/>
    <draw:stroke-dash draw:name="Long_20_Dot" draw:display-name="Long Dot" draw:style="rect" draw:dots1="1" draw:dots1-length="100%" draw:dots2="1" draw:dots2-length="100%" draw:distance="300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36.093000000</meta:creation-date>
    <meta:generator>LibreOffice/6.4.4.2$Linux_X86_64 LibreOffice_project/40$Build-2</meta:generator>
    <dc:date>2020-07-23T13:28:17.518549827</dc:date>
    <dc:creator>Terry Coles</dc:creator>
    <meta:editing-duration>PT33M7S</meta:editing-duration>
    <meta:editing-cycles>9</meta:editing-cycles>
    <meta:document-statistic meta:object-count="105"/>
  </office:meta>
</office:document-meta>
</file>